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end="Стили_20_стрелок_20_1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cm"/>
    </style:style>
    <style:style style:name="gr5" style:family="graphic" style:parent-style-name="standard">
      <style:graphic-properties draw:stroke="dash" draw:stroke-dash="Ultrafine_20_2_20_Dots_20_3_20_Dashes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dash" draw:stroke-dash="Ultrafine_20_2_20_Dots_20_3_20_Dashes" draw:marker-end="Стили_20_стрелок_20_1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2" xml:id="id2" draw:id="id2" draw:layer="layout" svg:width="8cm" svg:height="0.8cm" svg:x="3.95cm" svg:y="12.45cm">
          <text:p text:style-name="P1"><text:span text:style-name="T1">Распаковка</text:span></text:p>
        </draw:rect>
        <draw:rect draw:style-name="gr1" draw:text-style-name="P2" draw:layer="layout" svg:width="3.2cm" svg:height="1.2cm" svg:x="3.85cm" svg:y="14cm">
          <text:p text:style-name="P1"><text:span text:style-name="T1">Декодирование </text:span></text:p>
          <text:p text:style-name="P1"><text:span text:style-name="T1">параметров</text:span></text:p>
        </draw:rect>
        <draw:line draw:style-name="gr2" draw:text-style-name="P1" draw:layer="layout" svg:x1="5.4cm" svg:y1="13.25cm" svg:x2="5.4cm" svg:y2="14cm">
          <text:p/>
        </draw:line>
        <draw:rect draw:style-name="gr1" draw:text-style-name="P2" xml:id="id7" draw:id="id7" draw:layer="layout" svg:width="8cm" svg:height="0.8cm" svg:x="3.75cm" svg:y="17.2cm">
          <text:p text:style-name="P1"><text:span text:style-name="T1">Комбинирование и обработка</text:span></text:p>
        </draw:rect>
        <draw:line draw:style-name="gr2" draw:text-style-name="P1" draw:layer="layout" svg:x1="5.4cm" svg:y1="15.2cm" svg:x2="5.4cm" svg:y2="17.2cm">
          <text:p/>
        </draw:line>
        <draw:line draw:style-name="gr2" draw:text-style-name="P1" draw:layer="layout" svg:x1="9.2cm" svg:y1="16.2cm" svg:x2="9.2cm" svg:y2="17.2cm">
          <text:p/>
        </draw:line>
        <draw:frame draw:style-name="gr3" draw:text-style-name="P3" draw:layer="layout" svg:width="3.66cm" svg:height="1.217cm" svg:x="10.54cm" svg:y="18.033cm">
          <draw:text-box>
            <text:p><text:span text:style-name="T1">Синтезированная</text:span></text:p>
            <text:p><text:span text:style-name="T1">речь</text:span></text:p>
          </draw:text-box>
        </draw:frame>
        <draw:rect draw:style-name="gr1" draw:text-style-name="P2" draw:layer="layout" svg:width="7.95cm" svg:height="0.85cm" svg:x="3.8cm" svg:y="4.55cm">
          <text:p text:style-name="P1"><text:span text:style-name="T1">Анализ и обработка</text:span></text:p>
        </draw:rect>
        <draw:rect draw:style-name="gr1" draw:text-style-name="P2" draw:layer="layout" svg:width="3.2cm" svg:height="1.6cm" svg:x="3.8cm" svg:y="6.2cm">
          <text:p text:style-name="P1"><text:span text:style-name="T1">Выделение </text:span></text:p>
          <text:p text:style-name="P1"><text:span text:style-name="T1">И кодирование </text:span></text:p>
          <text:p text:style-name="P1"><text:span text:style-name="T1">параметров</text:span></text:p>
        </draw:rect>
        <draw:line draw:style-name="gr2" draw:text-style-name="P1" draw:layer="layout" svg:x1="5.4cm" svg:y1="5.4cm" svg:x2="5.4cm" svg:y2="6.2cm">
          <text:p/>
        </draw:line>
        <draw:line draw:style-name="gr2" draw:text-style-name="P1" draw:layer="layout" svg:x1="9cm" svg:y1="5.4cm" svg:x2="9cm" svg:y2="6.2cm">
          <text:p/>
        </draw:line>
        <draw:rect draw:style-name="gr1" draw:text-style-name="P2" xml:id="id1" draw:id="id1" draw:layer="layout" svg:width="8cm" svg:height="0.8cm" svg:x="3.8cm" svg:y="10.6cm">
          <text:p text:style-name="P1"><text:span text:style-name="T1">Упаковка</text:span></text:p>
        </draw:rect>
        <draw:line draw:style-name="gr2" draw:text-style-name="P1" draw:layer="layout" svg:x1="5.4cm" svg:y1="7.8cm" svg:x2="5.4cm" svg:y2="10.6cm">
          <text:p/>
        </draw:line>
        <draw:line draw:style-name="gr2" draw:text-style-name="P1" draw:layer="layout" svg:x1="9cm" svg:y1="9.8cm" svg:x2="9cm" svg:y2="10.6cm">
          <text:p/>
        </draw:line>
        <draw:frame draw:style-name="gr4" draw:text-style-name="P3" draw:layer="layout" svg:width="2.902cm" svg:height="0.734cm" svg:x="6.4cm" svg:y="1.8cm">
          <draw:text-box>
            <text:p><text:span text:style-name="T1">Входная речь</text:span></text:p>
          </draw:text-box>
        </draw:frame>
        <draw:frame draw:style-name="gr3" draw:text-style-name="P3" draw:layer="layout" svg:width="2.183cm" svg:height="1.217cm" svg:x="12.267cm" svg:y="10.8cm">
          <draw:text-box>
            <text:p><text:span text:style-name="T1">Битовый </text:span></text:p>
            <text:p><text:span text:style-name="T1">поток</text:span></text:p>
          </draw:text-box>
        </draw:frame>
        <draw:frame draw:style-name="gr3" draw:text-style-name="P3" draw:layer="layout" svg:width="3.575cm" svg:height="0.734cm" svg:x="9.15cm" svg:y="5.5cm">
          <draw:text-box>
            <text:p><text:span text:style-name="T1">LPC - параметры</text:span></text:p>
          </draw:text-box>
        </draw:frame>
        <draw:rect draw:style-name="gr1" draw:text-style-name="P2" xml:id="id6" draw:id="id6" draw:layer="layout" svg:width="3.2cm" svg:height="1.6cm" svg:x="7.4cm" svg:y="6.2cm">
          <text:p text:style-name="P1"><text:span text:style-name="T1">Преобразование </text:span></text:p>
          <text:p text:style-name="P1"><text:span text:style-name="T1">LPC-параметров</text:span></text:p>
          <text:p text:style-name="P1"><text:span text:style-name="T1"><text:s/></text:span><text:span text:style-name="T1">в LSP</text:span></text:p>
        </draw:rect>
        <draw:frame draw:style-name="gr3" draw:text-style-name="P3" draw:layer="layout" svg:width="3.512cm" svg:height="0.734cm" svg:x="9.088cm" svg:y="7.867cm">
          <draw:text-box>
            <text:p><text:span text:style-name="T1">LSP - параметры</text:span></text:p>
          </draw:text-box>
        </draw:frame>
        <draw:rect draw:style-name="gr1" draw:text-style-name="P2" xml:id="id4" draw:id="id4" draw:layer="layout" svg:width="3.3cm" svg:height="1.2cm" svg:x="7.35cm" svg:y="8.6cm">
          <text:p text:style-name="P1"><text:span text:style-name="T1">Квантование </text:span></text:p>
          <text:p text:style-name="P1"><text:span text:style-name="T1">LSP-параметров</text:span></text:p>
        </draw:rect>
        <draw:rect draw:style-name="gr5" draw:text-style-name="P2" draw:layer="layout" svg:width="3.2cm" svg:height="1.2cm" svg:x="9.8cm" svg:y="2.6cm">
          <text:p text:style-name="P1"><text:span text:style-name="T1">Женская речь; </text:span></text:p>
          <text:p text:style-name="P1"><text:span text:style-name="T1">русский язык</text:span></text:p>
        </draw:rect>
        <draw:rect draw:style-name="gr5" draw:text-style-name="P2" draw:layer="layout" svg:width="3.2cm" svg:height="1.2cm" svg:x="6.2cm" svg:y="2.6cm">
          <text:p text:style-name="P1"><text:span text:style-name="T1">Мужская речь; </text:span></text:p>
          <text:p text:style-name="P1"><text:span text:style-name="T1">русский язык</text:span></text:p>
        </draw:rect>
        <draw:rect draw:style-name="gr5" draw:text-style-name="P2" draw:layer="layout" svg:width="3.15cm" svg:height="1.2cm" svg:x="2.65cm" svg:y="2.6cm">
          <text:p text:style-name="P1"><text:span text:style-name="T1">Женская речь; </text:span></text:p>
          <text:p text:style-name="P1"><text:span text:style-name="T1">англиский язык</text:span></text:p>
        </draw:rect>
        <draw:rect draw:style-name="gr5" draw:text-style-name="P5" xml:id="id3" draw:id="id3" draw:layer="layout" svg:width="4.8cm" svg:height="2.4cm" svg:x="13.4cm" svg:y="2.6cm">
          <text:p text:style-name="P4"><text:span text:style-name="T1">1. Скалярное или </text:span></text:p>
          <text:p text:style-name="P4"><text:span text:style-name="T1">векторное квантование; </text:span></text:p>
          <text:p text:style-name="P4"><text:span text:style-name="T1">2. Переменный размер </text:span></text:p>
          <text:p text:style-name="P4"><text:span text:style-name="T1">кодовой книги</text:span></text:p>
        </draw:rect>
        <draw:line draw:style-name="gr2" draw:text-style-name="P1" draw:layer="layout" svg:x1="9.2cm" svg:y1="13.25cm" svg:x2="9.2cm" svg:y2="15cm">
          <text:p/>
        </draw:line>
        <draw:frame draw:style-name="gr3" draw:text-style-name="P3" draw:layer="layout" svg:width="3.639cm" svg:height="1.217cm" svg:x="9.25cm" svg:y="13.283cm">
          <draw:text-box>
            <text:p><text:span text:style-name="T1">Индексы для </text:span></text:p>
            <text:p><text:span text:style-name="T1">LSP - параметров</text:span></text:p>
          </draw:text-box>
        </draw:frame>
        <draw:rect draw:style-name="gr1" draw:text-style-name="P2" xml:id="id5" draw:id="id5" draw:layer="layout" svg:width="3.4cm" svg:height="1.2cm" svg:x="7.6cm" svg:y="15cm">
          <text:p text:style-name="P1"><text:span text:style-name="T1">Деквантование </text:span></text:p>
          <text:p text:style-name="P1"><text:span text:style-name="T1">LSP-параметров</text:span></text:p>
        </draw:rect>
        <draw:connector draw:style-name="gr2" draw:text-style-name="P1" draw:layer="layout" draw:line-skew="0cm 0.075cm" svg:x1="11.8cm" svg:y1="11cm" svg:x2="3.95cm" svg:y2="12.85cm" draw:start-shape="id1" draw:start-glue-point="1" draw:end-shape="id2" draw:end-glue-point="3" svg:d="m11800 11000h501v1000h-8852v850h501">
          <text:p/>
        </draw:connector>
        <draw:rect draw:style-name="gr1" draw:text-style-name="P2" xml:id="id8" draw:id="id8" draw:layer="layout" svg:width="2.6cm" svg:height="0.8cm" svg:x="12.6cm" svg:y="17.2cm">
          <text:p text:style-name="P1"><text:span text:style-name="T1">Оценивание</text:span></text:p>
        </draw:rect>
        <draw:rect draw:style-name="gr1" draw:text-style-name="P2" xml:id="id9" draw:id="id9" draw:layer="layout" svg:width="2.05cm" svg:height="0.8cm" svg:x="16cm" svg:y="17.2cm">
          <text:p text:style-name="P1"><text:span text:style-name="T1">CMOS</text:span></text:p>
        </draw:rect>
        <draw:connector draw:style-name="gr6" draw:text-style-name="P1" draw:layer="layout" svg:x1="15.8cm" svg:y1="5cm" svg:x2="10.65cm" svg:y2="9.2cm" draw:start-shape="id3" draw:start-glue-point="2" draw:end-shape="id4" draw:end-glue-point="1" svg:d="m15800 5000v4200h-5150">
          <text:p/>
        </draw:connector>
        <draw:connector draw:style-name="gr6" draw:text-style-name="P1" draw:layer="layout" svg:x1="15.8cm" svg:y1="5cm" svg:x2="11cm" svg:y2="15.6cm" draw:start-shape="id3" draw:start-glue-point="2" draw:end-shape="id5" draw:end-glue-point="1" svg:d="m15800 5000v10600h-4800">
          <text:p/>
        </draw:connector>
        <draw:connector draw:style-name="gr2" draw:text-style-name="P1" draw:layer="layout" svg:x1="9cm" svg:y1="7.8cm" svg:x2="9cm" svg:y2="8.6cm" draw:start-shape="id6" draw:start-glue-point="2" draw:end-shape="id4" draw:end-glue-point="0" svg:d="m9000 7800v800">
          <text:p/>
        </draw:connector>
        <draw:line draw:style-name="gr2" draw:text-style-name="P1" draw:layer="layout" svg:x1="7.8cm" svg:y1="3.8cm" svg:x2="7.8cm" svg:y2="4.55cm">
          <text:p/>
        </draw:line>
        <draw:line draw:style-name="gr6" draw:text-style-name="P1" draw:layer="layout" svg:x1="4.2cm" svg:y1="3.8cm" svg:x2="4.2cm" svg:y2="4.55cm">
          <text:p/>
        </draw:line>
        <draw:line draw:style-name="gr6" draw:text-style-name="P1" draw:layer="layout" svg:x1="11.4cm" svg:y1="3.85cm" svg:x2="11.4cm" svg:y2="4.55cm">
          <text:p/>
        </draw:line>
        <draw:connector draw:style-name="gr2" draw:text-style-name="P1" draw:layer="layout" svg:x1="11.75cm" svg:y1="17.6cm" svg:x2="12.6cm" svg:y2="17.6cm" draw:start-shape="id7" draw:start-glue-point="1" draw:end-shape="id8" draw:end-glue-point="3" svg:d="m11750 17600h850">
          <text:p/>
        </draw:connector>
        <draw:connector draw:style-name="gr2" draw:text-style-name="P1" draw:layer="layout" svg:x1="15.2cm" svg:y1="17.6cm" svg:x2="16cm" svg:y2="17.6cm" draw:start-shape="id8" draw:start-glue-point="1" draw:end-shape="id9" svg:d="m15200 17600h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29T21:28:08.89</meta:creation-date>
    <dc:date>2011-12-25T17:20:12.03</dc:date>
    <meta:editing-duration>PT2H1M49S</meta:editing-duration>
    <meta:editing-cycles>4</meta:editing-cycles>
    <meta:generator>OpenOffice.org/3.3$Win32 OpenOffice.org_project/330m20$Build-9567</meta:generator>
    <meta:document-statistic meta:object-count="38"/>
  </office:meta>
</office:document-meta>
</file>